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LT Std Light" svg:font-family="'Helvetica LT Std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7.22cm" style:rel-column-width="27830*"/>
    </style:style>
    <style:style style:name="Table4.B" style:family="table-column">
      <style:table-column-properties style:column-width="0.78cm" style:rel-column-width="3005*"/>
    </style:style>
    <style:style style:name="Table4.C" style:family="table-column">
      <style:table-column-properties style:column-width="1cm" style:rel-column-width="3855*"/>
    </style:style>
    <style:style style:name="Table4.D" style:family="table-column">
      <style:table-column-properties style:column-width="7.205cm" style:rel-column-width="27776*"/>
    </style:style>
    <style:style style:name="Table4.E" style:family="table-column">
      <style:table-column-properties style:column-width="0.796cm" style:rel-column-width="3069*"/>
    </style:style>
    <style:style style:name="Table4.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1.573cm" style:rel-column-width="6065*"/>
    </style:style>
    <style:style style:name="Table10.B" style:family="table-column">
      <style:table-column-properties style:column-width="15.427cm" style:rel-column-width="59470*"/>
    </style:style>
    <style:style style:name="Table10.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575cm" style:rel-column-width="6072*"/>
    </style:style>
    <style:style style:name="Table9.B" style:family="table-column">
      <style:table-column-properties style:column-width="15.425cm" style:rel-column-width="59463*"/>
    </style:style>
    <style:style style:name="Table9.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575cm" style:rel-column-width="6072*"/>
    </style:style>
    <style:style style:name="Table2.B" style:family="table-column">
      <style:table-column-properties style:column-width="15.425cm" style:rel-column-width="59463*"/>
    </style:style>
    <style:style style:name="Table2.A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1.575cm" style:rel-column-width="6072*"/>
    </style:style>
    <style:style style:name="Table8.B" style:family="table-column">
      <style:table-column-properties style:column-width="15.425cm" style:rel-column-width="59463*"/>
    </style:style>
    <style:style style:name="Table8.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575cm" style:rel-column-width="6072*"/>
    </style:style>
    <style:style style:name="Table11.B" style:family="table-column">
      <style:table-column-properties style:column-width="15.425cm" style:rel-column-width="59463*"/>
    </style:style>
    <style:style style:name="Table11.A1"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1.575cm" style:rel-column-width="6072*"/>
    </style:style>
    <style:style style:name="Table12.B" style:family="table-column">
      <style:table-column-properties style:column-width="15.425cm" style:rel-column-width="59463*"/>
    </style:style>
    <style:style style:name="Table1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575cm" style:rel-column-width="6072*"/>
    </style:style>
    <style:style style:name="Table1.B" style:family="table-column">
      <style:table-column-properties style:column-width="15.425cm" style:rel-column-width="59463*"/>
    </style:style>
    <style:style style:name="Table1.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575cm" style:rel-column-width="6072*"/>
    </style:style>
    <style:style style:name="Table5.B" style:family="table-column">
      <style:table-column-properties style:column-width="15.425cm" style:rel-column-width="59463*"/>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575cm" style:rel-column-width="6072*"/>
    </style:style>
    <style:style style:name="Table6.B" style:family="table-column">
      <style:table-column-properties style:column-width="15.425cm" style:rel-column-width="59463*"/>
    </style:style>
    <style:style style:name="Table6.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575cm" style:rel-column-width="6072*"/>
    </style:style>
    <style:style style:name="Table3.B" style:family="table-column">
      <style:table-column-properties style:column-width="15.425cm" style:rel-column-width="59463*"/>
    </style:style>
    <style:style style:name="Table3.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P1" style:family="paragraph" style:parent-style-name="Standard">
      <style:text-properties style:font-name="Helvetica LT Std Light" fo:font-size="36pt" style:font-size-asian="36pt" style:font-size-complex="36pt"/>
    </style:style>
    <style:style style:name="P2" style:family="paragraph" style:parent-style-name="Standard">
      <style:paragraph-properties fo:text-align="justify" style:justify-single-word="false"/>
      <style:text-properties style:font-name="Helvetica LT Std Light" fo:font-size="36pt" style:font-size-asian="36pt" style:font-size-complex="36pt"/>
    </style:style>
    <style:style style:name="P3" style:family="paragraph" style:parent-style-name="Standard">
      <style:paragraph-properties fo:text-align="start" style:justify-single-word="false"/>
      <style:text-properties style:font-name="Helvetica LT Std Light" fo:font-size="36pt" fo:font-weight="normal" style:font-size-asian="36pt" style:font-weight-asian="normal" style:font-size-complex="36pt" style:font-weight-complex="normal"/>
    </style:style>
    <style:style style:name="P4" style:family="paragraph" style:parent-style-name="Standard">
      <style:paragraph-properties fo:text-align="justify" style:justify-single-word="false"/>
      <style:text-properties style:font-name="Helvetica LT Std Light" fo:font-size="36pt" style:text-underline-style="solid" style:text-underline-width="auto" style:text-underline-color="font-color" style:font-size-asian="36pt" style:font-size-complex="36pt"/>
    </style:style>
    <style:style style:name="P5" style:family="paragraph" style:parent-style-name="Standard">
      <style:paragraph-properties fo:text-align="justify" style:justify-single-word="false"/>
      <style:text-properties style:font-name="Helvetica LT Std Light" fo:font-size="36pt" style:text-underline-style="solid" style:text-underline-width="auto" style:text-underline-color="font-color" fo:font-weight="normal" style:font-size-asian="36pt" style:font-weight-asian="normal" style:font-size-complex="36pt" style:font-weight-complex="normal"/>
    </style:style>
    <style:style style:name="P6" style:family="paragraph" style:parent-style-name="Standard">
      <style:paragraph-properties fo:text-align="justify" style:justify-single-word="false"/>
      <style:text-properties style:font-name="Helvetica LT Std Light" fo:font-size="36pt" style:text-underline-style="none" fo:font-weight="normal" style:font-size-asian="36pt" style:font-weight-asian="normal" style:font-size-complex="36pt" style:font-weight-complex="normal"/>
    </style:style>
    <style:style style:name="P7" style:family="paragraph" style:parent-style-name="Standard">
      <style:text-properties style:font-name="Helvetica LT Std Light" fo:font-size="12pt" style:font-size-asian="12pt" style:font-size-complex="12pt"/>
    </style:style>
    <style:style style:name="P8" style:family="paragraph" style:parent-style-name="Standard">
      <style:paragraph-properties fo:text-align="center" style:justify-single-word="false"/>
      <style:text-properties style:font-name="Helvetica LT Std Light" fo:font-size="12pt" style:font-size-asian="12pt" style:font-size-complex="12pt"/>
    </style:style>
    <style:style style:name="P9" style:family="paragraph" style:parent-style-name="Standard">
      <style:paragraph-properties fo:text-align="justify" style:justify-single-word="false"/>
      <style:text-properties style:font-name="Helvetica LT Std Light"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Helvetica LT Std Light"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Helvetica LT Std Light" fo:font-size="24pt" fo:font-weight="normal" style:font-size-asian="24pt" style:font-weight-asian="normal" style:font-size-complex="24pt" style:font-weight-complex="normal"/>
    </style:style>
    <style:style style:name="P12" style:family="paragraph" style:parent-style-name="Standard">
      <style:text-properties style:font-name="Helvetica LT Std Light" fo:font-size="26pt" style:font-size-asian="26pt" style:font-size-complex="26pt"/>
    </style:style>
    <style:style style:name="P13" style:family="paragraph" style:parent-style-name="Standard">
      <style:paragraph-properties fo:text-align="justify" style:justify-single-word="false"/>
      <style:text-properties style:font-name="Helvetica LT Std Light"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Helvetica LT Std Light"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Helvetica LT Std Light" fo:font-size="10pt"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Helvetica LT Std Light"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Helvetica LT Std Light"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Helvetica LT Std Light" fo:font-size="18pt" fo:font-weight="normal"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style:font-name="Helvetica LT Std Light" fo:font-size="18pt" fo:font-weight="normal" style:font-size-asian="18pt" style:font-weight-asian="normal" style:font-size-complex="18pt" style:font-weight-complex="normal"/>
    </style:style>
    <style:style style:name="P20" style:family="paragraph" style:parent-style-name="Standard">
      <style:paragraph-properties fo:text-align="justify" style:justify-single-word="false"/>
      <style:text-properties style:font-name="Helvetica LT Std Light" fo:font-size="14pt" fo:font-weight="bold" style:font-size-asian="14pt" style:font-weight-asian="bold" style:font-size-complex="14pt" style:font-weight-complex="bold"/>
    </style:style>
    <style:style style:name="P21" style:family="paragraph" style:parent-style-name="Standard">
      <style:paragraph-properties fo:text-align="end" style:justify-single-word="false"/>
      <style:text-properties style:font-name="Helvetica LT Std Light" fo:font-size="14pt" fo:font-weight="bold" style:font-size-asian="14pt" style:font-weight-asian="bold" style:font-size-complex="14pt" style:font-weight-complex="bold"/>
    </style:style>
    <style:style style:name="P22" style:family="paragraph" style:parent-style-name="Standard">
      <style:paragraph-properties fo:text-align="end" style:justify-single-word="false"/>
      <style:text-properties style:font-name="Helvetica LT Std Light" fo:font-size="2pt" fo:font-weight="normal" style:font-size-asian="2pt" style:font-weight-asian="normal" style:font-size-complex="2pt" style:font-weight-complex="normal"/>
    </style:style>
    <style:style style:name="P23" style:family="paragraph" style:parent-style-name="Standard">
      <style:paragraph-properties fo:text-align="justify" style:justify-single-word="false"/>
      <style:text-properties style:font-name="Lucida Console" fo:font-size="10pt"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Lucida Console"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justify" style:justify-single-word="false"/>
      <style:text-properties style:font-name="Helvetica LT Std Light" fo:font-size="24pt" style:font-size-asian="24pt" style:font-size-complex="24pt"/>
    </style:style>
    <style:style style:name="P26" style:family="paragraph" style:parent-style-name="Table_20_Contents">
      <style:paragraph-properties fo:text-align="justify" style:justify-single-word="false"/>
      <style:text-properties style:font-name="Helvetica LT Std Light" fo:font-size="36pt" style:font-size-asian="36pt" style:font-size-complex="36pt"/>
    </style:style>
    <style:style style:name="P27" style:family="paragraph" style:parent-style-name="Table_20_Contents">
      <style:paragraph-properties fo:text-align="justify" style:justify-single-word="false"/>
      <style:text-properties style:font-name="Helvetica LT Std Light" fo:font-size="10pt" style:font-size-asian="10pt" style:font-size-complex="10pt"/>
    </style:style>
    <style:style style:name="P28" style:family="paragraph" style:parent-style-name="Standard">
      <style:paragraph-properties fo:margin-left="0.097cm" fo:margin-right="0.097cm" fo:text-align="justify" style:justify-single-word="false" fo:text-indent="0.115cm" style:auto-text-indent="false"/>
      <style:text-properties style:font-name="Helvetica LT Std Light" fo:font-size="2pt" fo:font-weight="normal" style:font-size-asian="2pt" style:font-weight-asian="normal" style:font-size-complex="2pt" style:font-weight-complex="normal"/>
    </style:style>
    <style:style style:name="P29" style:family="paragraph" style:parent-style-name="Standard">
      <style:paragraph-properties fo:margin-left="0.097cm" fo:margin-right="0.097cm" fo:text-align="justify" style:justify-single-word="false" fo:text-indent="0.115cm" style:auto-text-indent="false"/>
      <style:text-properties style:font-name="Helvetica LT Std Light" fo:font-size="10pt" fo:font-weight="normal" style:font-size-asian="10pt" style:font-weight-asian="normal" style:font-size-complex="10pt" style:font-weight-complex="normal"/>
    </style:style>
    <style:style style:name="P30" style:family="paragraph" style:parent-style-name="Standard" style:list-style-name="L1">
      <style:paragraph-properties fo:text-align="justify" style:justify-single-word="false"/>
      <style:text-properties style:font-name="Helvetica LT Std Light" fo:font-size="24pt" fo:font-weight="normal" style:font-size-asian="24pt" style:font-weight-asian="normal" style:font-size-complex="24pt" style:font-weight-complex="normal"/>
    </style:style>
    <style:style style:name="P31" style:family="paragraph" style:parent-style-name="Standard" style:list-style-name="L1">
      <style:paragraph-properties fo:text-align="justify" style:justify-single-word="false"/>
      <style:text-properties style:font-name="Helvetica LT Std Light"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8pt" style:font-size-asian="18pt" style:font-size-complex="18pt"/>
    </style:style>
    <style:style style:name="T6" style:family="text">
      <style:text-properties style:font-name="Lucida Consol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Library of Fortran Subroutines <text:span text:style-name="T2">for LilyPond v1.3 <text:s text:c="20"/></text:span></text:p>
      <text:p text:style-name="P12"/>
      <text:p text:style-name="P12">Documentation</text:p>
      <text:p text:style-name="P1"/>
      <text:p text:style-name="P1"/>
      <text:p text:style-name="P1"/>
      <text:p text:style-name="P1"/>
      <text:p text:style-name="P1"/>
      <text:p text:style-name="P1"/>
      <text:p text:style-name="P1"/>
      <text:p text:style-name="P1"/>
      <text:p text:style-name="P8"/>
      <text:p text:style-name="P8"/>
      <text:p text:style-name="P8"><text:line-break/><text:soft-page-break/><text:span text:style-name="T1">Copyright</text:span></text:p>
      <text:p text:style-name="P10"/>
      <text:p text:style-name="P9">The Library of Fortran Subroutines for LilyPond v1.3 is copyright free. Please feel free to share it and modify it.</text:p>
      <text:p text:style-name="P9"/>
      <text:p text:style-name="P9"/>
      <text:p text:style-name="P10">Disclaimer</text:p>
      <text:p text:style-name="P10"/>
      <text:p text:style-name="P9">The Library of Fortran Subroutines for LilyPond v1.3 is provided as is. It is distributed in the hope that it will be useful, but without any warranty, without even the implied warranty of merchantability or fitness for a particular purpose. The author is not responsible for any for any damage to your computer or loss of data. Use it at your own risk.</text:p>
      <text:p text:style-name="P9"/>
      <text:p text:style-name="P9"/>
      <text:p text:style-name="P7"/>
      <text:p text:style-name="P10">Contact</text:p>
      <text:p text:style-name="P10"/>
      <text:p text:style-name="P9">If you would like to give feedback, you can contact me at <text:a xlink:type="simple" xlink:href="mailto:gilbertohasnofb@gmail.com">gilbertohasnofb@gmail.com</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table-cell table:style-name="Table4.A1" table:number-columns-spanned="5" office:value-type="string">
            <text:p text:style-name="P4">Table of Contents <text:s text:c="19"/></text:p>
          </table:table-cell>
          <table:covered-table-cell/>
          <table:covered-table-cell/>
          <table:covered-table-cell/>
          <table:covered-table-cell/>
        </table:table-row>
        <table:table-row>
          <table:table-cell table:style-name="Table4.A1" office:value-type="string">
            <text:p text:style-name="P20">Introduction............</text:p>
            <text:p text:style-name="P20">Usage............</text:p>
            <text:p text:style-name="P28"/>
            <text:p text:style-name="P29">?....................................................</text:p>
            <text:p text:style-name="P28"/>
            <text:p text:style-name="P20">Notation............</text:p>
            <text:p text:style-name="P28"/>
            <text:p text:style-name="P29">Subroutines affected.........................</text:p>
            <text:p text:style-name="P29">Pitch....................................................</text:p>
            <text:p text:style-name="P29">Duration...................................................</text:p>
            <text:p text:style-name="P29">Dynamics...................................................</text:p>
            <text:p text:style-name="P29">Articulation.................................................</text:p>
            <text:p text:style-name="P29">Hairpin...................................................</text:p>
            <text:p text:style-name="P29">Slur...................................................</text:p>
            <text:p text:style-name="P29">Pedal...................................................</text:p>
            <text:p text:style-name="P28"/>
            <text:p text:style-name="P20">Alphabetic Reference............</text:p>
            <text:p text:style-name="P28"/>
            <text:p text:style-name="P29">AL_NIENTE.................................................</text:p>
            <text:p text:style-name="P29">BAR_CHECK..............................................</text:p>
            <text:p text:style-name="P29">BARLINE....................................................</text:p>
            <text:p text:style-name="P29">BARREST....................................................</text:p>
            <text:p text:style-name="P29">BREAK........................................................</text:p>
            <text:p text:style-name="P29">CHANGE_STAFF.........................................</text:p>
            <text:p text:style-name="P29">CHORD.......................................................</text:p>
            <text:p text:style-name="P29">CHORD16...................................................</text:p>
            <text:p text:style-name="P29">CHORDN16................................................</text:p>
            <text:p text:style-name="P29">CLEF...........................................................</text:p>
            <text:p text:style-name="P29">END_OF_STAFF..........................................</text:p>
            <text:p text:style-name="P29">FOOTER.....................................................</text:p>
            <text:p text:style-name="P29">HEADER.....................................................</text:p>
            <text:p text:style-name="P29">KEY..............................................................</text:p>
            <text:p text:style-name="P29">LASTCHORD16..........................................</text:p>
            <text:p text:style-name="P29">LASTNOTE16..............................................</text:p>
            <text:p text:style-name="P29">MARK_MARKUP.........................................</text:p>
            <text:p text:style-name="P29">NOTE..........................................................</text:p>
            <text:p text:style-name="P29">NOTE16......................................................</text:p>
            <text:p text:style-name="P29">NOTEHEAD.................................................</text:p>
            <text:p text:style-name="P29">NOTEN16....................................................</text:p>
            <text:p text:style-name="P29">MANUAL_BEAM.........................................</text:p>
            <text:p text:style-name="P29">PAPER........................................................</text:p>
            <text:p text:style-name="P29">REPETITON_BRACKETS_SNIPPET............</text:p>
            <text:p text:style-name="P29">STAFF_HEADER.........................................</text:p>
            <text:p text:style-name="P29">STAFF_NO_OF_LINES................................</text:p>
            <text:p text:style-name="P29">START_GRACE...........................................</text:p>
            <text:p text:style-name="P29">START_REPEAT..........................................</text:p>
            <text:p text:style-name="P29">START_TOP_VOICE...................................</text:p>
            <text:p text:style-name="P29">START_TUPLET..........................................</text:p>
            <text:p text:style-name="P29">STEM...........................................................</text:p>
            <text:p text:style-name="P29">STOP_ANY..................................................</text:p>
            <text:p text:style-name="P29">STOP_BOTTOM_VOICE.............................</text:p>
            <text:p text:style-name="P29">STOP_GRACE.............................................</text:p>
            <text:p text:style-name="P29">STOP_REPEAT...........................................</text:p>
            <text:p text:style-name="P29">STOP_TOP_START_BOTTOM_VOICE........</text:p>
            <text:p text:style-name="P29">STOP_TUPLET............................................</text:p>
            <text:p text:style-name="P29">STYLE.........................................................</text:p>
            <text:p text:style-name="P29">SYMBOL.....................................................</text:p>
            <text:p text:style-name="P29"><text:soft-page-break/>TEMPO.......................................................</text:p>
            <text:p text:style-name="P29">TEXT...........................................................</text:p>
            <text:p text:style-name="P29">TIE...............................................................</text:p>
            <text:p text:style-name="P29">TIMESIG.....................................................</text:p>
            <text:p text:style-name="P29">TIMESIG_NOTE..........................................</text:p>
          </table:table-cell>
          <table:table-cell table:style-name="Table4.A1" office:value-type="string">
            <text:p text:style-name="P21">11</text:p>
            <text:p text:style-name="P21">11</text:p>
            <text:p text:style-name="P22"/>
            <text:p text:style-name="P15">11</text:p>
            <text:p text:style-name="P22"/>
            <text:p text:style-name="P21">11</text:p>
            <text:p text:style-name="P22"/>
            <text:p text:style-name="P15">11</text:p>
            <text:p text:style-name="P15">11</text:p>
            <text:p text:style-name="P15">11</text:p>
            <text:p text:style-name="P15">11</text:p>
            <text:p text:style-name="P15">11</text:p>
            <text:p text:style-name="P15">11</text:p>
            <text:p text:style-name="P15">11</text:p>
            <text:p text:style-name="P15">11</text:p>
            <text:p text:style-name="P22"/>
            <text:p text:style-name="P21">11</text:p>
            <text:p text:style-name="P22"/>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text:p>
            <text:p text:style-name="P15">1111</text:p>
            <text:p text:style-name="P15">11</text:p>
            <text:p text:style-name="P15">11</text:p>
            <text:p text:style-name="P15">11</text:p>
            <text:p text:style-name="P15">11</text:p>
            <text:p text:style-name="P15">1111</text:p>
            <text:p text:style-name="P15">11</text:p>
            <text:p text:style-name="P15"><text:soft-page-break/>11</text:p>
            <text:p text:style-name="P15">11</text:p>
            <text:p text:style-name="P15">11</text:p>
            <text:p text:style-name="P15">11</text:p>
            <text:p text:style-name="P15">11</text:p>
          </table:table-cell>
          <table:table-cell table:style-name="Table4.A1" office:value-type="string">
            <text:p text:style-name="P26"/>
          </table:table-cell>
          <table:table-cell table:style-name="Table4.A1" office:value-type="string">
            <text:p text:style-name="P20">Structure of the .f95 file..........</text:p>
            <text:p text:style-name="P20">Output....................................</text:p>
          </table:table-cell>
          <table:table-cell table:style-name="Table4.A1" office:value-type="string">
            <text:p text:style-name="P21">11</text:p>
            <text:p text:style-name="P21">11</text:p>
          </table:table-cell>
        </table:table-row>
      </table:table>
      <text:p text:style-name="P5">Introduction</text:p>
      <text:p text:style-name="P6"><text:s/></text:p>
      <text:p text:style-name="P16">Text text text text blablablablabla blablablablablablablablablabla blablablablabla text text text text blablablablabla blablablablablablablablablabla blablablablabla <text:s/>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text:line-break/><text:line-break/>tested with LilyPond version 2.18.00 (Windows)</text:p>
      <text:p text:style-name="P6"/>
      <text:p text:style-name="P6"/>
      <text:p text:style-name="P6"/>
      <text:p text:style-name="P6"/>
      <text:p text:style-name="P5"><text:soft-page-break/>Usage</text:p>
      <text:p text:style-name="P6"><text:s/></text:p>
      <text:p text:style-name="P16">Text text text text blablablablabla blablablablablablablablablabla blablablablabla text text text tex</text:p>
      <text:p text:style-name="P16">also write about:</text:p>
      <text:p text:style-name="P16">include "Lilypond_library.f95"</text:p>
      <text:p text:style-name="P16">include "LOCAL_SUBFOLDER\Lilypond_library.f95"</text:p>
      <text:p text:style-name="P16">include "COMPLETE_PATH\Lilypond_library.f95"</text:p>
      <text:p text:style-name="P16">include "..\Lilypond_library.f9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otation</text:p>
      <text:p text:style-name="P6"><text:s/></text:p>
      <text:p text:style-name="P16">Text text text text blablablablabla blablablablablablablablablabla blablablablabla text text text text blablablablabla blablablablablablablablablabla blablablablabla <text:s/>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blablablablabla blablablablablablablablablabla blablablablabla pitch duration dynamic articulation slur pedal staff_ref_name</text:p>
      <text:p text:style-name="P6"/>
      <text:p text:style-name="P6"/>
      <text:p text:style-name="P6"/>
      <text:p text:style-name="P6"/>
      <text:p text:style-name="P6"/>
      <text:p text:style-name="P6"/>
      <text:p text:style-name="P5"><text:soft-page-break/>Alphabetic Reference</text:p>
      <text:p text:style-name="P3"><text:s/><text:span text:style-name="T5"><text:line-break/>AL_NIENTE subroutine</text:span></text:p>
      <table:table table:name="Table10" table:style-name="Table10">
        <table:table-column table:style-name="Table10.A"/>
        <table:table-column table:style-name="Table10.B"/>
        <table:table-row>
          <table:table-cell table:style-name="Table10.A1" office:value-type="string">
            <text:p text:style-name="P25"/>
          </table:table-cell>
          <table:table-cell table:style-name="Table10.A1" office:value-type="string">
            <text:p text:style-name="P13">Description</text:p>
            <text:p text:style-name="P14">The AL_NIENTE subroutine controls the <text:span text:style-name="T3">al niente</text:span> symbol (a circle at the tips of the hairpins).</text:p>
            <text:p text:style-name="P14"/>
            <text:p text:style-name="P13">Syntax</text:p>
            <text:p text:style-name="P14">AL_NIENTE(<text:span text:style-name="T3">[TF]</text:span>)</text:p>
            <text:p text:style-name="P14"/>
            <text:p text:style-name="P13">Arguments</text:p>
            <text:p text:style-name="P14"><text:span text:style-name="T3">TF</text:span> is an OPTIONAL INTENT(IN) scalar of type LOGICAL. If its <text:span text:style-name="T4">value </text:span>is .TRUE., then all subsequent hairpins will have a circle on their tips (until cancelled). If its value is .FALSE. or if the argument is not present, then all subsequent hairpins will not have a circle on their tips.</text:p>
          </table:table-cell>
        </table:table-row>
      </table:table>
      <text:p text:style-name="P19"/>
      <text:p text:style-name="P19">BAR_CHECK subroutine</text:p>
      <table:table table:name="Table9" table:style-name="Table9">
        <table:table-column table:style-name="Table9.A"/>
        <table:table-column table:style-name="Table9.B"/>
        <table:table-row>
          <table:table-cell table:style-name="Table9.A1" office:value-type="string">
            <text:p text:style-name="P25"/>
          </table:table-cell>
          <table:table-cell table:style-name="Table9.A1" office:value-type="string">
            <text:p text:style-name="P13">Description</text:p>
            <text:p text:style-name="P14">The BAR_CHECK subroutine creates a bar check point after the previous note.</text:p>
            <text:p text:style-name="P14"/>
            <text:p text:style-name="P13">Syntax</text:p>
            <text:p text:style-name="P14">BAR_CHECK()</text:p>
            <text:p text:style-name="P14"/>
            <text:p text:style-name="P13">Arguments</text:p>
            <text:p text:style-name="P14">There are no arguments on this subroutine.</text:p>
            <text:p text:style-name="P14"/>
            <text:p text:style-name="P13">Result</text:p>
            <text:p text:style-name="P17">BAR_CHECK will print a “|” after the last note. LilyPond will not compile unless this symbol is in a position where a bar line is expected. Useful for debugging purposes.</text:p>
          </table:table-cell>
        </table:table-row>
      </table:table>
      <text:p text:style-name="P19"/>
      <text:p text:style-name="P19">BARLINE subroutine</text:p>
      <table:table table:name="Table2" table:style-name="Table2">
        <table:table-column table:style-name="Table2.A"/>
        <table:table-column table:style-name="Table2.B"/>
        <table:table-row>
          <table:table-cell table:style-name="Table2.A1" office:value-type="string">
            <text:p text:style-name="P25"/>
          </table:table-cell>
          <table:table-cell table:style-name="Table2.A1" office:value-type="string">
            <text:p text:style-name="P13">Description</text:p>
            <text:p text:style-name="P14">The BARLINE subroutine creates a bar line after the previous note.</text:p>
            <text:p text:style-name="P14"/>
            <text:p text:style-name="P13">Syntax</text:p>
            <text:p text:style-name="P14">BARLINE(<text:span text:style-name="T3">i</text:span>)</text:p>
            <text:p text:style-name="P14"/>
            <text:p text:style-name="P13">Arguments</text:p>
            <text:p text:style-name="P14"><text:span text:style-name="T3">i</text:span> is an INTENT(IN) scalar of type INTEGER. Its value should be between 1 and 6. If <text:span text:style-name="T3">i</text:span> has a different value, the subroutine call is ignored.</text:p>
            <text:p text:style-name="P14"/>
            <text:p text:style-name="P13">Result</text:p>
            <text:p text:style-name="P14"><text:span text:style-name="T4">Each value of </text:span><text:span text:style-name="T3">i</text:span><text:span text:style-name="T4"> corresponds to a particular type of bar line:</text:span></text:p>
            <text:p text:style-name="P14"><text:span text:style-name="T3">i</text:span>=1 → regular bar line (<text:span text:style-name="T6">\bar "|"</text:span>)</text:p>
            <text:p text:style-name="P14"><text:span text:style-name="T3">i</text:span>=2 → double line (<text:span text:style-name="T6">\bar "||"</text:span>)</text:p>
            <text:p text:style-name="P14"><text:span text:style-name="T3">i</text:span>=3 → start repeat bar line (<text:span text:style-name="T6">\bar ".|:"</text:span>)</text:p>
            <text:p text:style-name="P14"><text:span text:style-name="T3">i</text:span>=4 → stop repeat bar line (<text:span text:style-name="T6">\bar ":|."</text:span>)</text:p>
            <text:p text:style-name="P14"><text:span text:style-name="T3">i</text:span>=5 → stop and start repeat bar line (<text:span text:style-name="T6">\bar ":..:"</text:span>)</text:p>
            <text:p text:style-name="P14"><text:span text:style-name="T3">i</text:span>=6 → final bar line (<text:span text:style-name="T6">\bar "|."</text:span>)</text:p>
            <text:p text:style-name="P14"><text:span text:style-name="T3">i</text:span>=7 → invisible bar line (<text:span text:style-name="T6">\bar ""</text:span>)</text:p>
          </table:table-cell>
        </table:table-row>
      </table:table>
      <text:p text:style-name="P19"><text:soft-page-break/>BARREST subroutine</text:p>
      <table:table table:name="Table8" table:style-name="Table8">
        <table:table-column table:style-name="Table8.A"/>
        <table:table-column table:style-name="Table8.B"/>
        <table:table-row>
          <table:table-cell table:style-name="Table8.A1" office:value-type="string">
            <text:p text:style-name="P25"/>
          </table:table-cell>
          <table:table-cell table:style-name="Table8.A1" office:value-type="string">
            <text:p text:style-name="P13">Description</text:p>
            <text:p text:style-name="P14">The BARREST subroutine creates one or more full measure rest.</text:p>
            <text:p text:style-name="P14"/>
            <text:p text:style-name="P13">Syntax</text:p>
            <text:p text:style-name="P14">BARREST(<text:span text:style-name="T3">[N</text:span><text:span text:style-name="T4">=</text:span><text:span text:style-name="T3">i] [</text:span><text:span text:style-name="T4">,</text:span><text:span text:style-name="T3"> </text:span><text:span text:style-name="T4">TIMESIG_upper=</text:span><text:span text:style-name="T3">upper] [</text:span><text:span text:style-name="T4">,</text:span><text:span text:style-name="T3"> </text:span><text:span text:style-name="T4">TIMESIG_lower=</text:span><text:span text:style-name="T3">lower] [</text:span><text:span text:style-name="T4">,</text:span><text:span text:style-name="T3"> </text:span><text:span text:style-name="T4">invisible=</text:span><text:span text:style-name="T3">TF]</text:span>)</text:p>
            <text:p text:style-name="P14"/>
            <text:p text:style-name="P13">Arguments</text:p>
            <text:p text:style-name="P14"><text:span text:style-name="T3">i</text:span><text:span text:style-name="T4">,</text:span><text:span text:style-name="T3"> upper </text:span><text:span text:style-name="T4">and</text:span><text:span text:style-name="T3"> lower</text:span> are OPTIONAL INTENT(IN) scalar of type INTEGER. <text:span text:style-name="T3">i</text:span> represents the number of full measure rests to be written (which can be grouped together. See subroutine STYLE, p. 1), and its default value is 1. <text:span text:style-name="T3">upper </text:span>and <text:span text:style-name="T3">lower </text:span><text:span text:style-name="T4">should have the current time signature upper and lower values, respectively. Their default value is </text:span><text:span text:style-name="T3">upper</text:span><text:span text:style-name="T4">=4, </text:span><text:span text:style-name="T3">lower</text:span><text:span text:style-name="T4">=4 (i.e., 4/4).</text:span></text:p>
            <text:p text:style-name="P14"><text:span text:style-name="T3">TF</text:span><text:span text:style-name="T4"> is an OPTIONAL INTENT(IN) scalar of type LOGICAL. If its value is .TRUE., then the measure rest will be invisible (useful when using CHANGE_STAFF subroutine, for instance). If this argument is not present, then invisible is set to .FALSE..</text:span></text:p>
            <text:p text:style-name="P14"/>
            <text:p text:style-name="P13">Example</text:p>
            <text:p text:style-name="P24">call BARREST()</text:p>
            <text:p text:style-name="P24">call BARREST(15)</text:p>
            <text:p text:style-name="P24">call TIMESIG(3,4)</text:p>
            <text:p text:style-name="P24">call BARREST(1,3,4,.FALSE.)</text:p>
            <text:p text:style-name="P14">The code above will generate the following line of LilyPond code:</text:p>
            <text:p text:style-name="P23">R1 R1*15 \time 3/4 R*3/4</text:p>
          </table:table-cell>
        </table:table-row>
      </table:table>
      <text:p text:style-name="P18"/>
      <text:p text:style-name="P19">BREAK subroutine</text:p>
      <table:table table:name="Table11" table:style-name="Table11">
        <table:table-column table:style-name="Table11.A"/>
        <table:table-column table:style-name="Table11.B"/>
        <table:table-row>
          <table:table-cell table:style-name="Table11.A1" office:value-type="string">
            <text:p text:style-name="P25"/>
          </table:table-cell>
          <table:table-cell table:style-name="Table11.A1" office:value-type="string">
            <text:p text:style-name="P13">Description</text:p>
            <text:p text:style-name="P14">The BREAK subroutine forces a line break at the point it was called.</text:p>
            <text:p text:style-name="P14"/>
            <text:p text:style-name="P13">Syntax</text:p>
            <text:p text:style-name="P14">BARREST()</text:p>
            <text:p text:style-name="P14"/>
            <text:p text:style-name="P13">Arguments</text:p>
            <text:p text:style-name="P17">There are no arguments for the subroutine BREAK.</text:p>
            <text:p text:style-name="P14"/>
            <text:p text:style-name="P13">Example</text:p>
            <text:p text:style-name="P24">call BREAK()</text:p>
            <text:p text:style-name="P14">The code above will generate the following line of LilyPond code:</text:p>
            <text:p text:style-name="P23">\break</text:p>
          </table:table-cell>
        </table:table-row>
      </table:table>
      <text:p text:style-name="P19"/>
      <text:p text:style-name="P19">CHANGE_STAFF subroutine</text:p>
      <table:table table:name="Table12" table:style-name="Table12">
        <table:table-column table:style-name="Table12.A"/>
        <table:table-column table:style-name="Table12.B"/>
        <table:table-row>
          <table:table-cell table:style-name="Table12.A1" office:value-type="string">
            <text:p text:style-name="P25"/>
          </table:table-cell>
          <table:table-cell table:style-name="Table12.A1" office:value-type="string">
            <text:p text:style-name="P13">Description</text:p>
            <text:p text:style-name="P14">The CHANGE_STAFF subroutine will write all subsequent music in a chosen specific staff.</text:p>
            <text:p text:style-name="P14"/>
            <text:p text:style-name="P13">Syntax</text:p>
            <text:p text:style-name="P14">CHANGE_STAFF(<text:span text:style-name="T3">staff_ref_name</text:span><text:span text:style-name="T4">)</text:span></text:p>
            <text:p text:style-name="P14"/>
            <text:p text:style-name="P13">Arguments</text:p>
            <text:p text:style-name="P17"><text:span text:style-name="T3">staff_ref_name</text:span> is an INTENT(IN) array of type CHARACTER and length 1. It correspond to the reference name of the staff where all subsequent music should be written. Values are entered according to the staff reference name standard (see p. 1).</text:p>
            <text:p text:style-name="P14"/>
            <text:p text:style-name="P13">Example</text:p>
            <text:p text:style-name="P24">call NOTE(60,4)</text:p>
            <text:p text:style-name="P24">call CHANGE_STAFF("B")</text:p>
            <text:p text:style-name="P24">call NOTE(61,4)</text:p>
            <text:p text:style-name="P14"><text:soft-page-break/>The code above will generate the following line of LilyPond code:</text:p>
            <text:p text:style-name="P23">c'4 \change Staff <text:span text:style-name="T4">"B" cis'4</text:span></text:p>
          </table:table-cell>
        </table:table-row>
      </table:table>
      <text:p text:style-name="P18"/>
      <text:p text:style-name="P18">CHORD subroutine</text:p>
      <table:table table:name="Table1" table:style-name="Table1">
        <table:table-column table:style-name="Table1.A"/>
        <table:table-column table:style-name="Table1.B"/>
        <table:table-row>
          <table:table-cell table:style-name="Table1.A1" office:value-type="string">
            <text:p text:style-name="P25"/>
          </table:table-cell>
          <table:table-cell table:style-name="Table1.A1" office:value-type="string">
            <text:p text:style-name="P13">Description</text:p>
            <text:p text:style-name="P14">The CHORD subroutine creates a chord.</text:p>
            <text:p text:style-name="P14"/>
            <text:p text:style-name="P13">Syntax</text:p>
            <text:p text:style-name="P14">CHORD(<text:span text:style-name="T3">pitch_array</text:span><text:span text:style-name="T4">, </text:span><text:span text:style-name="T3">duration</text:span><text:span text:style-name="T4"> </text:span><text:span text:style-name="T3">[</text:span><text:span text:style-name="T4">,</text:span><text:span text:style-name="T3"> </text:span><text:span text:style-name="T4">D=</text:span><text:span text:style-name="T3">dynamics] [</text:span><text:span text:style-name="T4">,</text:span><text:span text:style-name="T3"> </text:span><text:span text:style-name="T4">A=</text:span><text:span text:style-name="T3">articulation] [</text:span><text:span text:style-name="T4">,</text:span><text:span text:style-name="T3"> </text:span><text:span text:style-name="T4">H=</text:span><text:span text:style-name="T3">hairpin] [</text:span><text:span text:style-name="T4">,</text:span><text:span text:style-name="T3"> </text:span><text:span text:style-name="T4">S=</text:span><text:span text:style-name="T3">slur] [</text:span><text:span text:style-name="T4">,</text:span><text:span text:style-name="T3"> </text:span><text:span text:style-name="T4">P=</text:span><text:span text:style-name="T3">pedal] [</text:span><text:span text:style-name="T4">,</text:span><text:span text:style-name="T3"> </text:span><text:span text:style-name="T4">SHARP=</text:span><text:span text:style-name="T3">accidental] [</text:span><text:span text:style-name="T4">,</text:span><text:span text:style-name="T3"> </text:span><text:span text:style-name="T4">L=tie</text:span><text:span text:style-name="T3">]</text:span>)</text:p>
            <text:p text:style-name="P14"/>
            <text:p text:style-name="P13">Arguments</text:p>
            <text:p text:style-name="P14"><text:span text:style-name="T3">pitch_array</text:span> is an INTENT(IN) array of type INTEGER. CHORD will create a chord of N pitches if pitch_array(N+1)=0 (if pitch_array(1)=0, then a rest is written). It is recommended to always add the line <text:span text:style-name="T3">pitch_array=0</text:span> prior to calling CHORD if a chord of smaller size has to be generated. Individual values are entered according to the pitch standard (see p. 1). Please note that if CHORD is called with pitch_array(1)≠0 and pitch_array(2)=0, it will automatically generate a single note.</text:p>
            <text:p text:style-name="P14"><text:span text:style-name="T3">duration </text:span>is an INTENT(IN) scalar of type CHARACTER. Values are entered according to the duration standard (see p. 1).</text:p>
            <text:p text:style-name="P14"><text:span text:style-name="T3">dynamics</text:span><text:span text:style-name="T4">,</text:span><text:span text:style-name="T3"> articulation</text:span><text:span text:style-name="T4">,</text:span><text:span text:style-name="T3"> hairpin</text:span><text:span text:style-name="T4">,</text:span><text:span text:style-name="T3"> slur</text:span><text:span text:style-name="T4"> and</text:span><text:span text:style-name="T3"> pedal </text:span><text:span text:style-name="T4">are all OPTIONAL </text:span>INTENT(IN) scalars of type INTEGER. Values are entered according to the dynamics, articulation, hairpin, slur and pedal standards, respectively (see pp. 1-1).</text:p>
            <text:p text:style-name="P14"><text:span text:style-name="T3">accidental </text:span><text:span text:style-name="T4">and </text:span><text:span text:style-name="T3">tie </text:span><text:span text:style-name="T4">are both OPTIONAL </text:span>INTENT(IN) scalar of type LOGICAL. Values are entered according to the accidental type and tie standards (see p. 1).</text:p>
            <text:p text:style-name="P14"/>
            <text:p text:style-name="P13">Example</text:p>
            <text:p text:style-name="P23">pitch_array(1:3)=(/60, 64, 67/)</text:p>
            <text:p text:style-name="P24">call CHORD(pitch_array, "8.", A=1)</text:p>
            <text:p text:style-name="P14">The code above will generate the following line of LilyPond code:</text:p>
            <text:p text:style-name="P23">&lt;c' e' g'&gt;8.-.</text:p>
          </table:table-cell>
        </table:table-row>
      </table:table>
      <text:p text:style-name="P18"/>
      <text:p text:style-name="P18">CHORD16 subroutine</text:p>
      <table:table table:name="Table5" table:style-name="Table5">
        <table:table-column table:style-name="Table5.A"/>
        <table:table-column table:style-name="Table5.B"/>
        <table:table-row>
          <table:table-cell table:style-name="Table5.A1" office:value-type="string">
            <text:p text:style-name="P25"/>
          </table:table-cell>
          <table:table-cell table:style-name="Table5.A1" office:value-type="string">
            <text:p text:style-name="P13">Description</text:p>
            <text:p text:style-name="P14">The CHORD16 subroutine creates a chord.</text:p>
            <text:p text:style-name="P14"/>
            <text:p text:style-name="P13">Syntax</text:p>
            <text:p text:style-name="P14">CHORD16(<text:span text:style-name="T3">pitch_array</text:span><text:span text:style-name="T4">, </text:span><text:span text:style-name="T3">duration</text:span><text:span text:style-name="T4"> </text:span><text:span text:style-name="T3">[</text:span><text:span text:style-name="T4">,</text:span><text:span text:style-name="T3"> </text:span><text:span text:style-name="T4">D=</text:span><text:span text:style-name="T3">dynamics] [</text:span><text:span text:style-name="T4">,</text:span><text:span text:style-name="T3"> </text:span><text:span text:style-name="T4">A=</text:span><text:span text:style-name="T3">articulation] [</text:span><text:span text:style-name="T4">,</text:span><text:span text:style-name="T3"> </text:span><text:span text:style-name="T4">H=</text:span><text:span text:style-name="T3">hairpin] [</text:span><text:span text:style-name="T4">,</text:span><text:span text:style-name="T3"> </text:span><text:span text:style-name="T4">S=</text:span><text:span text:style-name="T3">slur] [</text:span><text:span text:style-name="T4">,</text:span><text:span text:style-name="T3"> </text:span><text:span text:style-name="T4">P=</text:span><text:span text:style-name="T3">pedal] [</text:span><text:span text:style-name="T4">,</text:span><text:span text:style-name="T3"> </text:span><text:span text:style-name="T4">SHARP=</text:span><text:span text:style-name="T3">accidental] [</text:span><text:span text:style-name="T4">,</text:span><text:span text:style-name="T3"> </text:span><text:span text:style-name="T4">L=tie</text:span><text:span text:style-name="T3">])</text:span></text:p>
            <text:p text:style-name="P14"/>
            <text:p text:style-name="P13">Arguments</text:p>
            <text:p text:style-name="P14"><text:span text:style-name="T3">pitch_array</text:span> is an INTENT(IN) array of type INTEGER. CHORD16 will create a chord of N pitches if pitch_array(N+1)=0 (if pitch_array(1)=0, then a rest is written). It is recommended to always add the line <text:span text:style-name="T3">pitch_array=0</text:span> prior to calling CHORD16 if a chord of smaller size has to be generated. Individual values are entered according to the pitch standard (see p. 1). Please note that if CHORD16 is called with pitch_array(1)≠0 and pitch_array(2)=0, it will automatically generate a single note.</text:p>
            <text:p text:style-name="P14"><text:span text:style-name="T3">duration </text:span>is an INTENT(IN) scalar of type INTEGER. Values are proportional to the duration in sixteenth note values.</text:p>
            <text:p text:style-name="P14"><text:span text:style-name="T3">dynamics</text:span><text:span text:style-name="T4">,</text:span><text:span text:style-name="T3"> articulation</text:span><text:span text:style-name="T4">,</text:span><text:span text:style-name="T3"> hairpin</text:span><text:span text:style-name="T4">,</text:span><text:span text:style-name="T3"> slur</text:span><text:span text:style-name="T4"> and</text:span><text:span text:style-name="T3"> pedal </text:span><text:span text:style-name="T4">are all OPTIONAL </text:span>INTENT(IN) scalars of type INTEGER. Values are entered according to the dynamics, articulation, hairpin, slur and pedal standards, respectively (see pp. 1-1).</text:p>
            <text:p text:style-name="P14"><text:span text:style-name="T3">accidental </text:span><text:span text:style-name="T4">and </text:span><text:span text:style-name="T3">tie </text:span><text:span text:style-name="T4">are both OPTIONAL </text:span>INTENT(IN) scalar of type LOGICAL. Values are entered according to the accidental type and tie standards (see p. 1).</text:p>
            <text:p text:style-name="P14"/>
            <text:p text:style-name="P13"><text:soft-page-break/>Example</text:p>
            <text:p text:style-name="P23">pitch_array(1:3)=(/60, 64, 67/)</text:p>
            <text:p text:style-name="P24">call CHORD16(pitch_array, 1, A=1)</text:p>
            <text:p text:style-name="P14">The code above will generate the following line of LilyPond code:</text:p>
            <text:p text:style-name="P23">&lt;c' e' g'&gt;16-.</text:p>
          </table:table-cell>
        </table:table-row>
      </table:table>
      <text:p text:style-name="P18"/>
      <text:p text:style-name="P18">CHORDN16 subroutine</text:p>
      <table:table table:name="Table6" table:style-name="Table6">
        <table:table-column table:style-name="Table6.A"/>
        <table:table-column table:style-name="Table6.B"/>
        <table:table-row>
          <table:table-cell table:style-name="Table6.A1" office:value-type="string">
            <text:p text:style-name="P25"/>
          </table:table-cell>
          <table:table-cell table:style-name="Table6.A1" office:value-type="string">
            <text:p text:style-name="P13">Description</text:p>
            <text:p text:style-name="P14">The CHORDN16 subroutine creates N repetitions of a chord.</text:p>
            <text:p text:style-name="P14"/>
            <text:p text:style-name="P13">Syntax</text:p>
            <text:p text:style-name="P14">CHORDN16(<text:span text:style-name="T3">i</text:span>, <text:span text:style-name="T3">pitch_array</text:span><text:span text:style-name="T4">, </text:span><text:span text:style-name="T3">duration</text:span><text:span text:style-name="T4"> </text:span><text:span text:style-name="T3">[</text:span><text:span text:style-name="T4">,</text:span><text:span text:style-name="T3"> </text:span><text:span text:style-name="T4">D=</text:span><text:span text:style-name="T3">dynamics] [</text:span><text:span text:style-name="T4">,</text:span><text:span text:style-name="T3"> </text:span><text:span text:style-name="T4">A=</text:span><text:span text:style-name="T3">articulation] [</text:span><text:span text:style-name="T4">,</text:span><text:span text:style-name="T3"> </text:span><text:span text:style-name="T4">H=</text:span><text:span text:style-name="T3">hairpin] [</text:span><text:span text:style-name="T4">,</text:span><text:span text:style-name="T3"> </text:span><text:span text:style-name="T4">S=</text:span><text:span text:style-name="T3">slur] [</text:span><text:span text:style-name="T4">,</text:span><text:span text:style-name="T3"> </text:span><text:span text:style-name="T4">P=</text:span><text:span text:style-name="T3">pedal] [</text:span><text:span text:style-name="T4">,</text:span><text:span text:style-name="T3"> </text:span><text:span text:style-name="T4">SHARP=</text:span><text:span text:style-name="T3">accidental]</text:span><text:span text:style-name="T4">)</text:span></text:p>
            <text:p text:style-name="P14"/>
            <text:p text:style-name="P13">Arguments</text:p>
            <text:p text:style-name="P14"><text:span text:style-name="T3">i</text:span> is an INTENT(IN) scalar of type INTEGER. It represents the number of repetitions of the chord.</text:p>
            <text:p text:style-name="P14"><text:span text:style-name="T3">pitch_array</text:span> is an INTENT(IN) array of type INTEGER. Its usage is identical to CHORD16 (see p. 1). </text:p>
            <text:p text:style-name="P14"><text:span text:style-name="T3">duration </text:span>is an INTENT(IN) scalar of type INTEGER. Values are proportional to the duration in sixteenth note values.</text:p>
            <text:p text:style-name="P14"><text:span text:style-name="T3">dynamics</text:span><text:span text:style-name="T4">,</text:span><text:span text:style-name="T3"> articulation</text:span><text:span text:style-name="T4">,</text:span><text:span text:style-name="T3"> hairpin</text:span><text:span text:style-name="T4">,</text:span><text:span text:style-name="T3"> slur</text:span><text:span text:style-name="T4"> and</text:span><text:span text:style-name="T3"> pedal </text:span><text:span text:style-name="T4">are all OPTIONAL </text:span>INTENT(IN) scalars of type INTEGER. Values are entered according to the dynamics, articulation, hairpin, slur and pedal standards (see pp. 1-1). If present in CHORDN16, they will follow the respective rule: only the first chord will have a dynamic, every chord will have an articulation; the hairpin (both cresc. and dim.), slur and pedal will be under the group of <text:span text:style-name="T3">i</text:span> chords only. If more flexibility is necessary, then it is recommended to call several CHORD16 subroutines.</text:p>
            <text:p text:style-name="P14"><text:span text:style-name="T3">accidental </text:span><text:span text:style-name="T4">is an OPTIONAL </text:span>INTENT(IN) scalar of type LOGICAL. Values are entered according to the accidental type standards, (see p. 1).</text:p>
            <text:p text:style-name="P14"/>
            <text:p text:style-name="P13">Example</text:p>
            <text:p text:style-name="P23">pitch_array(1:3)=(/60, 64, 67/)</text:p>
            <text:p text:style-name="P24">call CHORDN16(4, pitch_array, 1, D=4, A=1, H=1)</text:p>
            <text:p text:style-name="P14">The code above will generate the following line of LilyPond code:</text:p>
            <text:p text:style-name="P23">&lt;c' e' g'&gt;16\p\&lt;-. &lt;c' e' g'&gt;16-. &lt;c' e' g'&gt;16-. &lt;c' e' g'&gt;16\!-.</text:p>
          </table:table-cell>
        </table:table-row>
      </table:table>
      <text:p text:style-name="P18"/>
      <text:p text:style-name="P18"/>
      <text:p text:style-name="P18"/>
      <text:p text:style-name="P18"/>
      <text:p text:style-name="P18"/>
      <text:p text:style-name="P18"/>
      <text:p text:style-name="P18"/>
      <text:p text:style-name="P18"/>
      <text:p text:style-name="P18">HEADER subroutine</text:p>
      <table:table table:name="Table3" table:style-name="Table3">
        <table:table-column table:style-name="Table3.A"/>
        <table:table-column table:style-name="Table3.B"/>
        <table:table-row>
          <table:table-cell table:style-name="Table3.A1" office:value-type="string">
            <text:p text:style-name="P25"/>
          </table:table-cell>
          <table:table-cell table:style-name="Table3.A1" office:value-type="string">
            <text:p text:style-name="P23">Write about how <text:span text:style-name="T3">title </text:span>argument in HEADER is used to create the .LY file, thus cannot handle certain characters</text:p>
          </table:table-cell>
        </table:table-row>
      </table:table>
      <text:p text:style-name="P11"/>
      <text:p text:style-name="P11"><text:soft-page-break/></text:p>
      <text:p text:style-name="P11"/>
      <text:list xml:id="list9183514025585623533" text:style-name="L1">
        <text:list-item>
          <text:p text:style-name="P30">write about!!!:</text:p>
          <text:p text:style-name="P31">HEADER: Write about how title argument in HEADER is used to create the .LY file, thus cannot handle certain characters: if using a special character (defined as not a letter, nor a number, nor a dot) or a space, it is substituted by a _ in the filename</text:p>
        </text:list-item>
      </text:list>
      <text:p text:style-name="P9"/>
      <text:list xml:id="list26476107" text:continue-numbering="true" text:style-name="L1">
        <text:list-header>
          <text:p text:style-name="P31">START_REPEAT: if called in the first bar, maybe call BARLINE(3) before as to have a ||: <text:s text:c="3"/>:||, particularly when NOT using brackets and when repetition &gt;2, since it will print “Nx” above nothing without a barline. </text:p>
        </text:list-header>
      </text:list>
      <text:p text:style-name="P9"/>
      <text:list xml:id="list26484373" text:continue-numbering="true" text:style-name="L1">
        <text:list-header>
          <text:p text:style-name="P31">STOP_REPEAT: if called as the last thing in a staff, it WONT automatically write a :|| as final barline. Thus, remember to use argument=4 when calling END_OF_STAFF(4).</text:p>
        </text:list-header>
      </text:list>
      <text:p text:style-name="P9"/>
      <text:p text:style-name="P9"><text:tab/>STOP_ANY can be a substitute for: STOP_TUPLET, STOP_GRACE and STOP_REPEAT <text:tab/>if and only if the repeat was not using the repeat brackets!!! </text:p>
      <text:p text:style-name="P9"><text:tab/>STOP_ANY cannot be used as substitute for: STOP_BOTTOM_VOICE, <text:tab/>STOP_BRACKET</text:p>
      <text:p text:style-name="P9"/>
      <text:p text:style-name="P9"><text:tab/>Talk about user created subroutines, how to make it work (with write(11,*) “lilypond <text:tab/>code”). Copy here and also explain “Example_of_custom_subroutine.f95” and <text:tab/>“Example_of_custom_module.f95” located on the “Examples” folder.</text:p>
      <text:p text:style-name="P9"/>
      <text:p text:style-name="P9"><text:tab/>Talk about all examples in the “Examples” folder.</text:p>
      <text:p text:style-name="P9"/>
      <text:p text:style-name="P9"><text:tab/>Units 9 - 26 are used.</text:p>
      <text:p text:style-name="P11"/>
      <text:p text:style-name="P11"/>
      <text:p text:style-name="P11"/>
      <text:p text:style-name="P11"/>
      <text:p text:style-name="P11"/>
      <text:p text:style-name="P11"/>
      <text:p text:style-name="P11"/>
      <text:p text:style-name="P11"/>
      <text:p text:style-name="P5">Output</text:p>
      <text:p text:style-name="P6"><text:soft-page-break/><text:s/></text:p>
      <text:p text:style-name="P16">Midi instruments (without number): (if without, then acoustic grand piano)</text:p>
      <table:table table:name="Table7" table:style-name="Table7">
        <table:table-column table:style-name="Table7.A" table:number-columns-repeated="3"/>
        <table:table-row>
          <table:table-cell table:style-name="Table7.A1" office:value-type="string">
            <text:p text:style-name="P27">Piano:</text:p>
            <text:p text:style-name="P27">1 Acoustic Grand Piano</text:p>
            <text:p text:style-name="P27">2 Bright Acoustic Piano</text:p>
            <text:p text:style-name="P27">3 Electric Grand Piano</text:p>
            <text:p text:style-name="P27">4 Honky-tonk Piano</text:p>
            <text:p text:style-name="P27">5 Electric Piano 1</text:p>
            <text:p text:style-name="P27">6 Electric Piano 2</text:p>
            <text:p text:style-name="P27">7 Harpsichord</text:p>
            <text:p text:style-name="P27">8 Clavinet</text:p>
            <text:p text:style-name="P27"/>
            <text:p text:style-name="P27">Chromatic Percussion:</text:p>
            <text:p text:style-name="P27">9 Celesta</text:p>
            <text:p text:style-name="P27">10 Glockenspiel</text:p>
            <text:p text:style-name="P27">11 Music Box</text:p>
            <text:p text:style-name="P27">12 Vibraphone</text:p>
            <text:p text:style-name="P27">13 Marimba</text:p>
            <text:p text:style-name="P27">14 Xylophone</text:p>
            <text:p text:style-name="P27">15 Tubular Bells</text:p>
            <text:p text:style-name="P27">16 Dulcimer</text:p>
            <text:p text:style-name="P27"/>
            <text:p text:style-name="P27">Organ:</text:p>
            <text:p text:style-name="P27">17 Drawbar Organ</text:p>
            <text:p text:style-name="P27">18 Percussive Organ</text:p>
            <text:p text:style-name="P27">19 Rock Organ</text:p>
            <text:p text:style-name="P27">20 Church Organ</text:p>
            <text:p text:style-name="P27">21 Reed Organ</text:p>
            <text:p text:style-name="P27">22 Accordion</text:p>
            <text:p text:style-name="P27">23 Harmonica</text:p>
            <text:p text:style-name="P27">24 Tango Accordion</text:p>
            <text:p text:style-name="P27"/>
            <text:p text:style-name="P27">Guitar:</text:p>
            <text:p text:style-name="P27">25 Acoustic Guitar (nylon)</text:p>
            <text:p text:style-name="P27">26 Acoustic Guitar (steel)</text:p>
            <text:p text:style-name="P27">27 Electric Guitar (jazz)</text:p>
            <text:p text:style-name="P27">28 Electric Guitar (clean)</text:p>
            <text:p text:style-name="P27">29 Electric Guitar (muted)</text:p>
            <text:p text:style-name="P27">30 Overdriven Guitar</text:p>
            <text:p text:style-name="P27">31 Distortion Guitar</text:p>
            <text:p text:style-name="P27">32 Guitar harmonics</text:p>
            <text:p text:style-name="P27"/>
            <text:p text:style-name="P27">Bass:</text:p>
            <text:p text:style-name="P27">33 Acoustic Bass</text:p>
            <text:p text:style-name="P27">34 Electric Bass (finger)</text:p>
            <text:p text:style-name="P27">35 Electric Bass (pick)</text:p>
            <text:p text:style-name="P27">36 Fretless Bass</text:p>
            <text:p text:style-name="P27">37 Slap Bass 1</text:p>
            <text:p text:style-name="P27">38 Slap Bass 2</text:p>
            <text:p text:style-name="P27">39 Synth Bass 1</text:p>
            <text:p text:style-name="P27">40 Synth Bass 2</text:p>
            <text:p text:style-name="P27"/>
          </table:table-cell>
          <table:table-cell table:style-name="Table7.A1" office:value-type="string">
            <text:p text:style-name="P27">Strings:</text:p>
            <text:p text:style-name="P27">41 Violin</text:p>
            <text:p text:style-name="P27">42 Viola</text:p>
            <text:p text:style-name="P27">43 Cello</text:p>
            <text:p text:style-name="P27">44 Contrabass</text:p>
            <text:p text:style-name="P27">45 Tremolo Strings</text:p>
            <text:p text:style-name="P27">46 Pizzicato Strings</text:p>
            <text:p text:style-name="P27">47 Orchestral Harp</text:p>
            <text:p text:style-name="P27">48 Timpani</text:p>
            <text:p text:style-name="P27"/>
            <text:p text:style-name="P27">Strings (continued):</text:p>
            <text:p text:style-name="P27">49 String Ensemble 1</text:p>
            <text:p text:style-name="P27">50 String Ensemble 2</text:p>
            <text:p text:style-name="P27">51 Synth Strings 1</text:p>
            <text:p text:style-name="P27">52 Synth Strings 2</text:p>
            <text:p text:style-name="P27">53 Choir Aahs</text:p>
            <text:p text:style-name="P27">54 Voice Oohs</text:p>
            <text:p text:style-name="P27">55 Synth Voice</text:p>
            <text:p text:style-name="P27">56 Orchestra Hit</text:p>
            <text:p text:style-name="P27"/>
            <text:p text:style-name="P27">Brass:</text:p>
            <text:p text:style-name="P27">57 Trumpet</text:p>
            <text:p text:style-name="P27">58 Trombone</text:p>
            <text:p text:style-name="P27">59 Tuba</text:p>
            <text:p text:style-name="P27">60 Muted Trumpet</text:p>
            <text:p text:style-name="P27">61 French Horn</text:p>
            <text:p text:style-name="P27">62 Brass Section</text:p>
            <text:p text:style-name="P27">63 Synth Brass 1</text:p>
            <text:p text:style-name="P27">64 Synth Brass 2</text:p>
            <text:p text:style-name="P27"/>
            <text:p text:style-name="P27">Reed:</text:p>
            <text:p text:style-name="P27">65 Soprano Sax</text:p>
            <text:p text:style-name="P27">66 Alto Sax</text:p>
            <text:p text:style-name="P27">67 Tenor Sax</text:p>
            <text:p text:style-name="P27">68 Baritone Sax</text:p>
            <text:p text:style-name="P27">69 Oboe</text:p>
            <text:p text:style-name="P27">70 English Horn</text:p>
            <text:p text:style-name="P27">71 Bassoon</text:p>
            <text:p text:style-name="P27">72 Clarinet</text:p>
            <text:p text:style-name="P27"/>
            <text:p text:style-name="P27">Pipe:</text:p>
            <text:p text:style-name="P27">73 Piccolo</text:p>
            <text:p text:style-name="P27">74 Flute</text:p>
            <text:p text:style-name="P27">75 Recorder</text:p>
            <text:p text:style-name="P27">76 Pan Flute</text:p>
            <text:p text:style-name="P27">77 Blown Bottle</text:p>
            <text:p text:style-name="P27">78 Shakuhachi</text:p>
            <text:p text:style-name="P27">79 Whistle</text:p>
            <text:p text:style-name="P27">80 Ocarina</text:p>
          </table:table-cell>
          <table:table-cell table:style-name="Table7.C1" office:value-type="string">
            <text:p text:style-name="P27">Synth Lead:</text:p>
            <text:p text:style-name="P27">81 Lead 1 (square)</text:p>
            <text:p text:style-name="P27">82 Lead 2 (sawtooth)</text:p>
            <text:p text:style-name="P27">83 Lead 3 (calliope)</text:p>
            <text:p text:style-name="P27">84 Lead 4 (chiff)</text:p>
            <text:p text:style-name="P27">85 Lead 5 (charang)</text:p>
            <text:p text:style-name="P27">86 Lead 6 (voice)</text:p>
            <text:p text:style-name="P27">87 Lead 7 (fifths)</text:p>
            <text:p text:style-name="P27">88 Lead 8 (bass + lead)</text:p>
            <text:p text:style-name="P27"/>
            <text:p text:style-name="P27">Synth Pad:</text:p>
            <text:p text:style-name="P27">89 Pad 1 (new age)</text:p>
            <text:p text:style-name="P27">90 Pad 2 (warm)</text:p>
            <text:p text:style-name="P27">91 Pad 3 (polysynth)</text:p>
            <text:p text:style-name="P27">92 Pad 4 (choir)</text:p>
            <text:p text:style-name="P27">93 Pad 5 (bowed)</text:p>
            <text:p text:style-name="P27">94 Pad 6 (metallic)</text:p>
            <text:p text:style-name="P27">95 Pad 7 (halo)</text:p>
            <text:p text:style-name="P27">96 Pad 8 (sweep)</text:p>
            <text:p text:style-name="P27"/>
            <text:p text:style-name="P27">Synth Effects:</text:p>
            <text:p text:style-name="P27">97 FX 1 (rain)</text:p>
            <text:p text:style-name="P27">98 FX 2 (soundtrack)</text:p>
            <text:p text:style-name="P27">99 FX 3 (crystal)</text:p>
            <text:p text:style-name="P27">100 FX 4 (atmosphere)</text:p>
            <text:p text:style-name="P27">101 FX 5 (brightness)</text:p>
            <text:p text:style-name="P27">102 FX 6 (goblins)</text:p>
            <text:p text:style-name="P27">103 FX 7 (echoes)</text:p>
            <text:p text:style-name="P27">104 FX 8 (sci-fi)</text:p>
            <text:p text:style-name="P27"/>
            <text:p text:style-name="P27">Ethnic:</text:p>
            <text:p text:style-name="P27">105 Sitar</text:p>
            <text:p text:style-name="P27">106 Banjo</text:p>
            <text:p text:style-name="P27">107 Shamisen</text:p>
            <text:p text:style-name="P27">108 Koto</text:p>
            <text:p text:style-name="P27">109 Kalimba</text:p>
            <text:p text:style-name="P27">110 Bag pipe</text:p>
            <text:p text:style-name="P27">111 Fiddle</text:p>
            <text:p text:style-name="P27">112 Shanai</text:p>
            <text:p text:style-name="P27"/>
            <text:p text:style-name="P27">Percussive:</text:p>
            <text:p text:style-name="P27">113 Tinkle Bell</text:p>
            <text:p text:style-name="P27">114 Agogo</text:p>
            <text:p text:style-name="P27">115 Steel Drums</text:p>
            <text:p text:style-name="P27">116 Woodblock</text:p>
            <text:p text:style-name="P27">117 Taiko Drum</text:p>
            <text:p text:style-name="P27">118 Melodic Tom</text:p>
            <text:p text:style-name="P27">119 Synth Drum</text:p>
            <text:p text:style-name="P27"/>
            <text:p text:style-name="P27">Sound effects:</text:p>
            <text:p text:style-name="P27">120 Reverse Cymbal</text:p>
            <text:p text:style-name="P27">121 Guitar Fret Noise</text:p>
            <text:p text:style-name="P27">122 Breath Noise</text:p>
            <text:p text:style-name="P27">123 Seashore</text:p>
            <text:p text:style-name="P27"><text:soft-page-break/>124 Bird Tweet</text:p>
            <text:p text:style-name="P27">125 Telephone Ring</text:p>
            <text:p text:style-name="P27">126 Helicopter</text:p>
            <text:p text:style-name="P27">127 Applause</text:p>
            <text:p text:style-name="P27">128 Gunshot</text:p>
          </table: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LT Std Light" svg:font-family="'Helvetica LT Std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23:01:46.68</meta:creation-date>
    <dc:date>2014-01-05T06:32:06.04</dc:date>
    <meta:editing-duration>PT9H8M1S</meta:editing-duration>
    <meta:editing-cycles>97</meta:editing-cycles>
    <meta:generator>OpenOffice.org/3.4.1$Win32 OpenOffice.org_project/341m1$Build-9593</meta:generator>
    <meta:document-statistic meta:table-count="12" meta:image-count="0" meta:object-count="0" meta:page-count="13" meta:paragraph-count="414" meta:word-count="2317" meta:character-count="20632"/>
  </office:meta>
</office:document-meta>
</file>